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9556in" style:rel-column-width="9356*"/>
    </style:style>
    <style:style style:name="Table10.B" style:family="table-column">
      <style:table-column-properties style:column-width="1.8917in" style:rel-column-width="18522*"/>
    </style:style>
    <style:style style:name="Table10.C" style:family="table-column">
      <style:table-column-properties style:column-width="1.9646in" style:rel-column-width="19236*"/>
    </style:style>
    <style:style style:name="Table10.D" style:family="table-column">
      <style:table-column-properties style:column-width="1.0417in" style:rel-column-width="10199*"/>
    </style:style>
    <style:style style:name="Table10.E" style:family="table-column">
      <style:table-column-properties style:column-width="0.3764in" style:rel-column-width="3685*"/>
    </style:style>
    <style:style style:name="Table10.F" style:family="table-column">
      <style:table-column-properties style:column-width="0.2486in" style:rel-column-width="2434*"/>
    </style:style>
    <style:style style:name="Table10.G" style:family="table-column">
      <style:table-column-properties style:column-width="0.2146in" style:rel-column-width="210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G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Gnap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GNAPHALIUM POLYCEPHALUM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 </text:p>
          </table:table-cell>
          <table:table-cell table:style-name="Tabelle1.A2" office:value-type="string">
            <text:p text:style-name="SK-MM-L1"><text:span text:style-name="Strong_20_Emphasis">NERVES</text:span></text:p>
          </table:table-cell>
          <table:table-cell table:style-name="Tabelle1.A2" office:value-type="string">
            <text:p text:style-name="SK-MM-L2"><text:span text:style-name="Strong_20_Emphasis">SCIATIC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Emphasis">Crural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Abdominal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Walk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Ly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Cold damp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Flexing limb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Sitt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Intense sciatic pains; alternating with or followed by numbness or formication&lt; morn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Colo.</text:p>
      <text:p text:style-name="Standard"/>
      <text:p text:style-name="SK-MM-Rem-Short">Gos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GOSSYPIUM HERBACEUM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Uteru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Ovari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Kidney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Moti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Uterine reflexes. </text:p>
      <text:p text:style-name="Primary"/>
      <text:p text:style-name="Secondary">Flow of saliva. </text:p>
      <text:p text:style-name="Secondary">Nausea on awaking. </text:p>
      <text:p text:style-name="Secondary">Vomits on motion or raising up. </text:p>
      <text:p text:style-name="Secondary">Hyper-emesis. </text:p>
      <text:p text:style-name="Secondary">Sensitive stomach, with much gas. </text:p>
      <text:p text:style-name="Secondary">Ovarian pains extend toward uterus. </text:p>
      <text:p text:style-name="Secondary">Uterine torpor. </text:p>
      <text:p text:style-name="Secondary"><text:soft-page-break/>Cervical pain. </text:p>
      <text:p text:style-name="Secondary">Sensitive womb. </text:p>
      <text:p text:style-name="Secondary">Menses late, scanty and watery. </text:p>
      <text:p text:style-name="SK-MM-Remedy-Reference">Related: Senec. Ustil.</text:p>
      <text:p text:style-name="Standard"/>
      <text:p text:style-name="SK-MM-Rem-Short">Grap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GRAPHITES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<text:span text:style-name="Strong_20_Emphasis">NUTRITION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Emphasis">Circulation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<text:span text:style-name="Strong_20_Emphasis">SKIN</text:span></text:p>
          </table:table-cell>
          <table:table-cell table:style-name="Table2.A2" office:value-type="string">
            <text:p text:style-name="SK-MM-L2"><text:span text:style-name="Emphasis">Folds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Behind ear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Angles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Flexures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Orifice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Nail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Emphasis">Mind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Mucous membran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Gland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Ey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Strong_20_Emphasis">COLD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Draft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Light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During mens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Suppressions of eruption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Empty swallow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Fat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Hot drink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Warmth of be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Scratch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Night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Wet fee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Open airafter walking i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Eat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Touch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LUMPY, </text:span>THICK OR HARD (Chin. </text:p>
      <text:p text:style-name="Primary">Thu.); skin, glands, tarsi, nails, <text:span text:style-name="Emphasis">scars, </text:span>callosities, <text:span text:style-name="Emphasis">stools, crusts, </text:span>etc. </text:p>
      <text:p text:style-name="Primary">Infiltrations. </text:p>
      <text:p text:style-name="Primary"><text:span text:style-name="Strong_20_Emphasis">EXCORIATIONS, CRACKS OR FISSURES; </text:span>in angles; at margins of mucous membranes; of eyes, nostrils, mouth, finger-tips, nipples, <text:span text:style-name="Emphasis">anus, </text:span>etc. </text:p>
      <text:p text:style-name="Primary"><text:span text:style-name="Emphasis">Emaciation; </text:span>of affected part. </text:p>
      <text:p text:style-name="Primary"><text:span text:style-name="Emphasis">Scanty, foul, thin, sticky, </text:span>corrosive secretions. </text:p>
      <text:p text:style-name="Primary">Watery hæmorrhages. </text:p>
      <text:p text:style-name="Primary">Sense of burning, numbness or deadness. </text:p>
      <text:p text:style-name="Primary">Pains go to part not lain on. </text:p>
      <text:p text:style-name="Primary"><text:span text:style-name="Emphasis">Fat, relaxed, </text:span>chilly and costive. </text:p>
      <text:p text:style-name="Primary"/>
      <text:p text:style-name="Secondary">Impulse to groan. </text:p>
      <text:p text:style-name="Secondary"><text:span text:style-name="Emphasis">Sad, </text:span>fearsome and irresolute. </text:p>
      <text:p text:style-name="Secondary">Music brings tears. </text:p>
      <text:p text:style-name="Secondary">Brain feels numb. </text:p>
      <text:p text:style-name="Secondary">Burning spot on vertex. </text:p>
      <text:p text:style-name="Secondary">Heavy occiput. </text:p>
      <text:p text:style-name="Secondary">Wens. </text:p>
      <text:p text:style-name="Secondary">Matted, brittle or falling hair; &lt; vertex and sides. </text:p>
      <text:p text:style-name="Secondary">Milk crust. </text:p>
      <text:p text:style-name="Secondary">Sore or cracked outer canthi. </text:p>
      <text:p text:style-name="Secondary">Scrophula of eyes. </text:p>
      <text:p text:style-name="Secondary">Pale tarsi. </text:p>
      <text:p text:style-name="Secondary">Ingrown lashes. </text:p>
      <text:p text:style-name="Secondary"><text:span text:style-name="Emphasis">Photophobia. </text:span></text:p>
      <text:p text:style-name="Secondary">Inflamed or dry, scaly tarsi. </text:p>
      <text:p text:style-name="Secondary">Scales from ears. </text:p>
      <text:p text:style-name="Secondary">Briny otorrhœa. </text:p>
      <text:p text:style-name="Secondary">Tinnitus. </text:p>
      <text:p text:style-name="Secondary">Hears &gt; in a noise. </text:p>
      <text:p text:style-name="Secondary">Moist eruption behind ears. </text:p>
      <text:p text:style-name="Secondary">Dryness in ears and nose. </text:p>
      <text:p text:style-name="Secondary"><text:span text:style-name="Emphasis">Nose; </text:span>stuffed coryza; bleeding, &lt; before menses. </text:p>
      <text:p text:style-name="Secondary">Acute smell. </text:p>
      <text:p text:style-name="Secondary">Sensation as of a cobweb on face. </text:p>
      <text:p text:style-name="Secondary">Acne before menses. </text:p>
      <text:p text:style-name="Secondary">Barbers'itch. </text:p>
      <text:p text:style-name="Secondary">Lumpy goitre. </text:p>
      <text:p text:style-name="Secondary">Rotten taste. </text:p>
      <text:p text:style-name="Secondary">Dots of thick, white fur on tongue. </text:p>
      <text:p text:style-name="Secondary"><text:span text:style-name="Emphasis">Choking; </text:span>on swallowing, from goitre, etc. </text:p>
      <text:p text:style-name="Secondary">Sour: taste, eructation, blood about teeth, <text:span text:style-name="Emphasis">stools </text:span>urine, odor from mouth, <text:span text:style-name="Emphasis">sweat, </text:span>etc. </text:p>
      <text:p text:style-name="Secondary">Hunger. </text:p>
      <text:p text:style-name="Secondary">Averse to meats and sweets. </text:p>
      <text:p text:style-name="Secondary">Alternate digestive and skin symptoms. </text:p>
      <text:p text:style-name="Secondary">Gastric pains -burning- necessitate eating. </text:p>
      <text:p text:style-name="Secondary">Morning sickness during menses. </text:p>
      <text:p text:style-name="Secondary"><text:soft-page-break/>Can't bear pressure about waist. </text:p>
      <text:p text:style-name="Secondary">Foul belching. </text:p>
      <text:p text:style-name="Secondary"><text:span text:style-name="Emphasis">Flatulence. </text:span></text:p>
      <text:p text:style-name="Secondary">Stomach &gt; heat, hot food, eating and lying. </text:p>
      <text:p text:style-name="Secondary">Abdomen distended, as from incarcerated flatus. </text:p>
      <text:p text:style-name="Secondary">Intestinal torpor. </text:p>
      <text:p text:style-name="Secondary"><text:span text:style-name="Emphasis">Large, knotty, difficult, stringy, </text:span>slimy coated stools; or loose, brown, lienteric and very foul. </text:p>
      <text:p text:style-name="Secondary">Constipation; for days (Sep.). </text:p>
      <text:p text:style-name="Secondary">Fissures of anus bleed and ulcerate. </text:p>
      <text:p text:style-name="Secondary">Stool of masses of mucus. </text:p>
      <text:p text:style-name="Secondary">Slender stool and urinary stream. </text:p>
      <text:p text:style-name="Secondary">Priapism. </text:p>
      <text:p text:style-name="Secondary">Sexual exhaustion. </text:p>
      <text:p text:style-name="Secondary">Itching of anus and pudendum; before menses. </text:p>
      <text:p text:style-name="Secondary">Averse to coition. </text:p>
      <text:p text:style-name="Secondary">Swelled (l) ovary. </text:p>
      <text:p text:style-name="Secondary">Cramps in various places or burning. </text:p>
      <text:p text:style-name="Secondary">Indurations; ovaries, mammæ, etc. </text:p>
      <text:p text:style-name="Secondary">Menses irregular; <text:span text:style-name="Emphasis">late, </text:span>scanty, painful, etc. cold taking, morning sickness or sweats during. </text:p>
      <text:p text:style-name="Secondary">Gushes of irritating, white leucorrhœa; instead of menses. </text:p>
      <text:p text:style-name="Secondary">Suffocation, after mid-night, &gt; eating. </text:p>
      <text:p text:style-name="Secondary">Voice lacks control, &gt; using it. </text:p>
      <text:p text:style-name="Secondary">Circulation irregular. </text:p>
      <text:p text:style-name="Secondary">Flushings. </text:p>
      <text:p text:style-name="Secondary">Rushes of blood to head. </text:p>
      <text:p text:style-name="Secondary">Bunions, &lt; fire heat, &gt; pressure. </text:p>
      <text:p text:style-name="Secondary">Can't stretch enough. </text:p>
      <text:p text:style-name="Secondary">Paralysed feeling in limbs. </text:p>
      <text:p text:style-name="Secondary">Arms and legs go to sleep. </text:p>
      <text:p text:style-name="Secondary">Rawness in folds of skin. </text:p>
      <text:p text:style-name="Secondary">Eruptions, cracked moist and bleed easily; &lt; on head and behing ears. </text:p>
      <text:p text:style-name="Secondary"><text:span text:style-name="Emphasis">Foul </text:span>acrid foot-sweat; chafes toes. </text:p>
      <text:p text:style-name="Secondary">Crippled, crumbling nails. </text:p>
      <text:p text:style-name="Secondary"><text:span text:style-name="Strong_20_Emphasis">IRRITABLE, DRY, </text:span>rough skin, that breaks easily and exudes A GLUEY MOISTURE; &lt; in folds - and is slow to heal. </text:p>
      <text:p text:style-name="Secondary"><text:span text:style-name="Strong_20_Emphasis">MOISTU CRUSTY ERUPTIONS. </text:span></text:p>
      <text:p text:style-name="Secondary">Eczema; anal, crural, palmar, etc. </text:p>
      <text:p text:style-name="Secondary">Wandering or recurrent erysipelas (Hyds. </text:p>
      <text:p text:style-name="Secondary">Rhus-t.). </text:p>
      <text:p text:style-name="Secondary">Eruptions, &lt; from heat. </text:p>
      <text:p text:style-name="Secondary">Supersensitive to cold; it &lt; bone-pains, coryza and stomach. </text:p>
      <text:p text:style-name="Secondary">Cold, wet feet. </text:p>
      <text:p text:style-name="Secondary">Burning coldness. </text:p>
      <text:p text:style-name="SK-MM-Remedy-Reference">Complementary: Sul. Related: Ars. Calc-fl. Carbons. Fer. Kali-bi. Pul.</text:p>
      <text:p text:style-name="Standard"/>
      <text:p text:style-name="SK-MM-Rem-Short">Grat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GRATIOLA OFFICINALIS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ext:soft-page-break/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Gastro-intestinal trac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Mind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Sexual organ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Eat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Drinking too much wate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Summe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Mot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Coffee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Dinne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Atony. </text:p>
      <text:p text:style-name="Primary">Paralytic pains. </text:p>
      <text:p text:style-name="Primary"><text:span text:style-name="Emphasis">Coldness. </text:span></text:p>
      <text:p text:style-name="Primary"/>
      <text:p text:style-name="Secondary">Weak will. </text:p>
      <text:p text:style-name="Secondary">Hypochondriasis. </text:p>
      <text:p text:style-name="Secondary">Emptiness after eating. </text:p>
      <text:p text:style-name="Secondary">As of cold water or a loose, heavy load in stomach. </text:p>
      <text:p text:style-name="Secondary"><text:span text:style-name="Emphasis">Profuse, gushing, </text:span>watery or frothy, yellow-green, exhausting stools, then relief (Gamb.). </text:p>
      <text:p text:style-name="Secondary">Nightly emissions, then erections. </text:p>
      <text:p text:style-name="Secondary">Nymphomania. </text:p>
      <text:p text:style-name="Secondary">Coccygeal pain. </text:p>
      <text:p text:style-name="Secondary">Limb gives way, with sciatic pain. </text:p>
      <text:p text:style-name="SK-MM-Remedy-Reference">Related: Mag-c.</text:p>
      <text:p text:style-name="Standard"/>
      <text:p text:style-name="SK-MM-Rem-Short">Grind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GRINDELIA ROBUSTA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Pneumo-gastric nerv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Bronchiæ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<text:span text:style-name="Emphasis">Respiration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Falling to sleep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Profuse secretions. </text:p>
      <text:p text:style-name="Primary"/>
      <text:p text:style-name="Secondary">Suffocates on falling to sleep or on awaking. </text:p>
      <text:p text:style-name="Secondary">Asthma. </text:p>
      <text:p text:style-name="Secondary">Rattling breathing. </text:p>
      <text:p text:style-name="Secondary"><text:soft-page-break/>Tenacious expectoration. </text:p>
      <text:p text:style-name="Secondary">Bronchorrhœa. </text:p>
      <text:p text:style-name="Secondary">Cutting soreness about spleen. </text:p>
      <text:p text:style-name="SK-MM-Remedy-Reference">Related: Lach.</text:p>
      <text:p text:style-name="Standard"/>
      <text:p text:style-name="SK-MM-Rem-Short">Guai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GUAIACUM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Secretions</text:p>
          </table:table-cell>
          <table:table-cell table:style-name="Table5.A2" office:value-type="string">
            <text:p text:style-name="SK-MM-L2"><text:span text:style-name="Emphasis">Glands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TONSIL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Ovarie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Skin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Fibrous tissue</text:p>
          </table:table-cell>
          <table:table-cell table:style-name="Table5.A2" office:value-type="string">
            <text:p text:style-name="SK-MM-L2">Ligament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Joint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Ches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<text:span text:style-name="Strong_20_Emphasis">HEAT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<text:span text:style-name="Emphasis">Touch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<text:span text:style-name="Emphasis">Motion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Exer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Rapid growth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Mercury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Cold (locally)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Appl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Rigid, </text:span>painfully swelled joints. </text:p>
      <text:p text:style-name="Primary"><text:span text:style-name="Emphasis">Arthritic symptoms. </text:span></text:p>
      <text:p text:style-name="Primary"><text:span text:style-name="Strong_20_Emphasis">FREE, FOUL SECRETIONS, </text:span>expectoration, sweats, etc. </text:p>
      <text:p text:style-name="Primary"><text:span text:style-name="Emphasis">Impending suppuration, </text:span>quinsy, old bronchitis, etc. </text:p>
      <text:p text:style-name="Primary">Burning heat; in affected parts. </text:p>
      <text:p text:style-name="Primary">Gnawing or sticking pains; &lt; chest. </text:p>
      <text:p text:style-name="Primary">Muscles seem too short; eye-lids, back, thigh, etc. <text:span text:style-name="Emphasis">sore. </text:span></text:p>
      <text:p text:style-name="Primary">Growing pains. </text:p>
      <text:p text:style-name="Primary"><text:span text:style-name="Emphasis">Contraction; </text:span>between scapulæ; palmar; distorting. </text:p>
      <text:p text:style-name="Primary">Fixed, short tendons. </text:p>
      <text:p text:style-name="Primary">Nodes. </text:p>
      <text:p text:style-name="Primary"/>
      <text:p text:style-name="Secondary"><text:span text:style-name="Emphasis">Forgetful. </text:span></text:p>
      <text:p text:style-name="Secondary">Pain from head into neck. </text:p>
      <text:p text:style-name="Secondary">Eye-balls seem too big for lids. </text:p>
      <text:p text:style-name="Secondary">Ex-ophthalmos. </text:p>
      <text:p text:style-name="Secondary"><text:span text:style-name="Emphasis">Throat; burning; dry; </text:span>painful to touch; tonsilitis (r), recurrent (Phyt.), then rheumatism. </text:p>
      <text:p text:style-name="Secondary">Averse to milk. </text:p>
      <text:p text:style-name="Secondary"><text:soft-page-break/>Stoppage in epigastrium causes cough, dyspnœa, etc. </text:p>
      <text:p text:style-name="Secondary">Dry cough, with hot face and burning fever. </text:p>
      <text:p text:style-name="Secondary">Sticking in apex of (l) lung. </text:p>
      <text:p text:style-name="Secondary">Phthisis. </text:p>
      <text:p text:style-name="Secondary">Recurrent pleurisy. </text:p>
      <text:p text:style-name="Secondary">Aching, sore neck; one side stiff. </text:p>
      <text:p text:style-name="Secondary">Tense, short thigh muscles. </text:p>
      <text:p text:style-name="Secondary">Arthritis deformans. </text:p>
      <text:p text:style-name="Secondary">Yawning and stretching. </text:p>
      <text:p text:style-name="Secondary">Wakes as if falling. </text:p>
      <text:p text:style-name="Secondary">Sweats, profuse; on single parts, face etc. </text:p>
      <text:p text:style-name="Secondary">Night-sweats. </text:p>
      <text:p text:style-name="SK-MM-Remedy-Reference">Related: Fer. Kali-bi. Kre. Pho-ac. Phyt.</text:p>
      <text:p text:style-name="Standard"/>
      <text:p text:style-name="SK-MM-Rem-Short">Gym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GYMNOCLADUS CANADENSIS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Urinary organ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Circula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Sensation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Cold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Walk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Rest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Leaning against someth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Lividity. </text:p>
      <text:p text:style-name="Primary">Numbness. </text:p>
      <text:p text:style-name="Primary"/>
      <text:p text:style-name="Secondary">Slow grasp. </text:p>
      <text:p text:style-name="Secondary">Head feels bound. </text:p>
      <text:p text:style-name="Secondary">Pain under brows and into nose. </text:p>
      <text:p text:style-name="Secondary">Outpushing in eyes; wants to rub them. </text:p>
      <text:p text:style-name="Secondary">Crawling on (l) face. </text:p>
      <text:p text:style-name="Secondary">Teeth sensitive to cold air. </text:p>
      <text:p text:style-name="Secondary"><text:span text:style-name="Strong_20_Emphasis">BLUISH TONGUE. </text:span></text:p>
      <text:p text:style-name="Secondary">Hot, sour belchings. </text:p>
      <text:p text:style-name="Secondary">Burning spot in stomach. </text:p>
      <text:p text:style-name="SK-MM-Remedy-Reference">Related: Op.</text:p>
      <text:p text:style-name="Standard"/>
      <text:p text:style-name="SK-MM-Rem-Short">Ham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HAMAMELIS VIRGINIAN<text:soft-page-break/>A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<text:span text:style-name="Strong_20_Emphasis">VEINS</text:span></text:p>
          </table:table-cell>
          <table:table-cell table:style-name="Table7.A2" office:value-type="string">
            <text:p text:style-name="SK-MM-L2">Rectum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Genital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Limb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Throat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Liver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Abdominal and chest wall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<text:span text:style-name="Emphasis">Injury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Bruis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>Pressure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>Air</text:span></text:p>
          </table:table-cell>
          <table:table-cell table:style-name="Table7.A2" office:value-type="string">
            <text:p text:style-name="SK-MM-L2"><text:span text:style-name="Emphasis">Open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Humid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Cold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>Jar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Mo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Touch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SORENESS, </text:span><text:span text:style-name="Emphasis">bruised; </text:span>in blood-vessels; localized; abdominal, etc. </text:p>
      <text:p text:style-name="Primary">Tense, bursting feeling; in piles, joints, or lower limbs. </text:p>
      <text:p text:style-name="Primary">Congestive fulness. </text:p>
      <text:p text:style-name="Primary"><text:span text:style-name="Emphasis">Veins, sore; </text:span>cutting; swelled; inflamed. </text:p>
      <text:p text:style-name="Primary"><text:span text:style-name="Emphasis">Painful varicoses. </text:span></text:p>
      <text:p text:style-name="Primary"><text:span text:style-name="Emphasis">Hæmorrhage; </text:span>capillary; dark, fluid; relieves or causes undue weakness. </text:p>
      <text:p text:style-name="Primary"/>
      <text:p text:style-name="Secondary"><text:span text:style-name="Emphasis">Irritable and chilly. </text:span></text:p>
      <text:p text:style-name="Secondary">Hammering headache, &lt; l. </text:p>
      <text:p text:style-name="Secondary">temple. </text:p>
      <text:p text:style-name="Secondary">Blood-shot eyes. </text:p>
      <text:p text:style-name="Secondary">Taste of blood. </text:p>
      <text:p text:style-name="Secondary">Pain and heaviness back of stomach. </text:p>
      <text:p text:style-name="Secondary">Piles. </text:p>
      <text:p text:style-name="Secondary">Pain up along spermatic cord. </text:p>
      <text:p text:style-name="Secondary">Neuralgia of testes. </text:p>
      <text:p text:style-name="Secondary">Orchitis; &lt; touch. </text:p>
      <text:p text:style-name="Secondary">Varicocele. </text:p>
      <text:p text:style-name="Secondary">Breaking backache. </text:p>
      <text:p text:style-name="Secondary">Profuse, dark menses. </text:p>
      <text:p text:style-name="Secondary">Scapular pains. </text:p>
      <text:p text:style-name="Secondary">Dull ache about kidneys. </text:p>
      <text:p text:style-name="Secondary">Phlebitis. </text:p>
      <text:p text:style-name="Secondary">Ecchymoses. </text:p>
      <text:p text:style-name="Secondary"><text:soft-page-break/>Varicose ulcers with bloody bases. </text:p>
      <text:p text:style-name="SK-MM-Remedy-Reference">Complementary: Fer. Flu-ac. Related: Arn. Pul. Vip.</text:p>
      <text:p text:style-name="Standard"/>
      <text:p text:style-name="SK-MM-Rem-Short">Hell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HELLEBORUS NIGER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Strong_20_Emphasis">MIND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Strong_20_Emphasis">BRAIN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Sensorium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Nerves</text:span>; <text:span text:style-name="Emphasis">motor</text:span>; <text:span text:style-name="Emphasis">sensory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 </text:p>
          </table:table-cell>
          <table:table-cell table:style-name="Table8.A2" office:value-type="string">
            <text:p text:style-name="SK-MM-L1">Membranes</text:p>
          </table:table-cell>
          <table:table-cell table:style-name="Table8.A2" office:value-type="string">
            <text:p text:style-name="SK-MM-L2"><text:span text:style-name="Emphasis">Serous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<text:span text:style-name="Emphasis">Mucous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Kidney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Muscle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Exudation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Cold air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Puberty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Dentitio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Emphasis">Suppression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Exertio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Evening (4-8 P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Strong attentio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A dark, dusky remedy; dark face; sooty nostrils; dark lips, hands, etc. </text:p>
      <text:p text:style-name="Primary">Serous effusions. </text:p>
      <text:p text:style-name="Primary">Gradual onset, with advancing weakness, blunted senses and sluggish responses; drops things, staggers, etc. </text:p>
      <text:p text:style-name="Primary">Automatic acts. </text:p>
      <text:p text:style-name="Primary">Lies on back with knees drawn up. </text:p>
      <text:p text:style-name="Primary">Muscle pains, spasm or paralysis. </text:p>
      <text:p text:style-name="Primary">Feeble and delicate. </text:p>
      <text:p text:style-name="Primary"/>
      <text:p text:style-name="Secondary">Inattention. </text:p>
      <text:p text:style-name="Secondary">Stupid, <text:span text:style-name="Emphasis">obtuse or apathetic. </text:span></text:p>
      <text:p text:style-name="Secondary">Brain symptoms, with anorexia. </text:p>
      <text:p text:style-name="Secondary">Blank, somber despair. </text:p>
      <text:p text:style-name="Secondary">Won't eat or speak. </text:p>
      <text:p text:style-name="Secondary">Fixed ideas. </text:p>
      <text:p text:style-name="Secondary">Things look new. </text:p>
      <text:p text:style-name="Secondary">Heavy, numbing headache. </text:p>
      <text:p text:style-name="Secondary"><text:soft-page-break/><text:span text:style-name="Emphasis">Rolls head or bores it into pillow for relief. </text:span></text:p>
      <text:p text:style-name="Secondary">Congestion. </text:p>
      <text:p text:style-name="Secondary">Hydrocephalus. </text:p>
      <text:p text:style-name="Secondary">Stupid, <text:span text:style-name="Emphasis">staring or tired look. </text:span></text:p>
      <text:p text:style-name="Secondary"><text:span text:style-name="Emphasis">Eyes half open. </text:span></text:p>
      <text:p text:style-name="Secondary"><text:span text:style-name="Emphasis">Pale face. </text:span></text:p>
      <text:p text:style-name="Secondary">Chewing motions. </text:p>
      <text:p text:style-name="Secondary"><text:span text:style-name="Emphasis">Fetor oris. </text:span></text:p>
      <text:p text:style-name="Secondary">Numb, dry, trembling tongue or covered with yellow ulcers. </text:p>
      <text:p text:style-name="Secondary">Ptyalism. </text:p>
      <text:p text:style-name="Secondary">Averse to vegetables. </text:p>
      <text:p text:style-name="Secondary">Distended abdomen. </text:p>
      <text:p text:style-name="Secondary">Watery or gelatinous stool. </text:p>
      <text:p text:style-name="Secondary"><text:span text:style-name="Emphasis">Urine, scanty, </text:span>with dark flecks or sediment; retained. </text:p>
      <text:p text:style-name="Secondary">Nephritis. </text:p>
      <text:p text:style-name="Secondary">Uræmia. </text:p>
      <text:p text:style-name="Secondary">Dropsy. </text:p>
      <text:p text:style-name="Secondary">Amenorrhœa from cold. </text:p>
      <text:p text:style-name="Secondary"><text:span text:style-name="Emphasis">Small, soft pulse. </text:span></text:p>
      <text:p text:style-name="Secondary">Sopor; <text:span text:style-name="Emphasis">with cries or starts. </text:span></text:p>
      <text:p text:style-name="Secondary">Coldness. </text:p>
      <text:p text:style-name="Secondary">Chill, with fever or heat; with sweat. </text:p>
      <text:p text:style-name="SK-MM-Remedy-Reference">Complementary: Zin. Related: Bry. Op. Zin.</text:p>
      <text:p text:style-name="Standard"/>
      <text:p text:style-name="SK-MM-Rem-Short">Helo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HELONIAS DIOICA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</text:p>
          </table:table-cell>
          <table:table-cell table:style-name="Table9.A2" office:value-type="string">
            <text:p text:style-name="SK-MM-L1"><text:span text:style-name="Strong_20_Emphasis">FEMALE ORGAN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Emphasis">Kidney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Emphasis">Mind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Emphasis">Muscle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<text:span text:style-name="Emphasis">Fatigue</text:span></text:p>
          </table:table-cell>
          <table:table-cell table:style-name="Table9.A2" office:value-type="string">
            <text:p text:style-name="SK-MM-L2">Labor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Abortion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Stooping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Pregnancy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Pressure of clothe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<text:span text:style-name="Emphasis">If busy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<text:span text:style-name="Emphasis">Diversio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Holding abdome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Unduly exhausted females. </text:span></text:p>
      <text:p text:style-name="Primary"><text:span text:style-name="Emphasis">Uterine reflexes. </text:span></text:p>
      <text:p text:style-name="Primary">Heavy, sore, aching-burning; <text:span text:style-name="Emphasis">kidneys; </text:span>in muscles; in back. </text:p>
      <text:p text:style-name="Primary"><text:soft-page-break/></text:p>
      <text:p text:style-name="Secondary">Deep gloom. </text:p>
      <text:p text:style-name="Secondary">Melancholy. </text:p>
      <text:p text:style-name="Secondary"><text:span text:style-name="Emphasis">Irritable; </text:span>wants to be let alone. </text:p>
      <text:p text:style-name="Secondary">Heat or upward pressure in vertex. </text:p>
      <text:p text:style-name="Secondary">Aphthæ. </text:p>
      <text:p text:style-name="Secondary"><text:span text:style-name="Emphasis">Dull ache and heat in region of kidneys. </text:span></text:p>
      <text:p text:style-name="Secondary">Excessive urine. </text:p>
      <text:p text:style-name="Secondary">Nephritis of pregnancy. </text:p>
      <text:p text:style-name="Secondary">Sugar and albumen in urine. </text:p>
      <text:p text:style-name="Secondary">Heavy, sore, <text:span text:style-name="Emphasis">tender, ulcerated or prolapsed womb. </text:span></text:p>
      <text:p text:style-name="Secondary">Dark, foul blood from uterus; hæmorrhage from atony. </text:p>
      <text:p text:style-name="Secondary">Foul, <text:span text:style-name="Emphasis">lumpy or curdled leucorrhœa. </text:span></text:p>
      <text:p text:style-name="Secondary">Inflamed, <text:span text:style-name="Emphasis">itching, </text:span>aphthous vulva. </text:p>
      <text:p text:style-name="Secondary"><text:span text:style-name="Emphasis">Heavy dragging in pelvis. </text:span></text:p>
      <text:p text:style-name="Secondary"><text:span text:style-name="Emphasis">Squeezing in chest. </text:span></text:p>
      <text:p text:style-name="Secondary">Swelled, painful mammæ. </text:p>
      <text:p text:style-name="Secondary">Tender nipples. </text:p>
      <text:p text:style-name="Secondary">Aching between scapulæ. </text:p>
      <text:p text:style-name="Secondary">Sore pain in outer side of thighs. </text:p>
      <text:p text:style-name="Secondary">Anæmia. </text:p>
      <text:p text:style-name="Secondary">Hot, when tired. </text:p>
      <text:p text:style-name="SK-MM-Remedy-Reference">Related: Senec. Sep. Tril.</text:p>
      <text:p text:style-name="Standard"/>
      <text:p text:style-name="SK-MM-Rem-Short">Hep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SK-MM-Rem">HEPAR SULFUR</text:p>
          </table:table-cell>
          <table:table-cell table:style-name="Table10.A1" office:value-type="string">
            <text:p text:style-name="Standard">L1</text:p>
          </table:table-cell>
          <table:table-cell table:style-name="Table10.A1" office:value-type="string">
            <text:p text:style-name="Standard">L2</text:p>
          </table:table-cell>
          <table:table-cell table:style-name="Table10.A1" office:value-type="string">
            <text:p text:style-name="Standard">L3</text:p>
          </table:table-cell>
          <table:table-cell table:style-name="Table10.A1" office:value-type="string">
            <text:p text:style-name="Standard">fnote</text:p>
          </table:table-cell>
          <table:table-cell table:style-name="Table10.A1" office:value-type="string">
            <text:p text:style-name="Standard"/>
          </table:table-cell>
          <table:table-cell table:style-name="Table10.G1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>Region</text:p>
          </table:table-cell>
          <table:table-cell table:style-name="Table10.A2" office:value-type="string">
            <text:p text:style-name="SK-MM-L1"><text:span text:style-name="Strong_20_Emphasis">NERVES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<text:span text:style-name="Strong_20_Emphasis">CONNECTIVE TISSUE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<text:span text:style-name="Strong_20_Emphasis">RESPIRATORY MEMBRANES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Flexure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<text:span text:style-name="Strong_20_Emphasis">GLANDS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Kidney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Skin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Bridge of nose (Kali-bi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>Worse</text:p>
          </table:table-cell>
          <table:table-cell table:style-name="Table10.A2" office:value-type="string">
            <text:p text:style-name="SK-MM-L1"><text:span text:style-name="Strong_20_Emphasis">COLD</text:span>dry</text:p>
          </table:table-cell>
          <table:table-cell table:style-name="Table10.A2" office:value-type="string">
            <text:p text:style-name="SK-MM-L2"><text:span text:style-name="Strong_20_Emphasis">AIR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Strong_20_Emphasis">WINTER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Strong_20_Emphasis">DRAFTS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Strong_20_Emphasis">WIND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Strong_20_Emphasis">PART BECOMING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ext:soft-page-break/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Strong_20_Emphasis">LEAST</text:span></text:p>
          </table:table-cell>
          <table:table-cell table:style-name="Table10.A2" office:value-type="string">
            <text:p text:style-name="SK-MM-L2"><text:span text:style-name="Strong_20_Emphasis">UNCOVERING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Strong_20_Emphasis">TOUCH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Noise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Exertion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Emphasis">Lying on painful part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<text:span text:style-name="Emphasis">Mercury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Night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>Better</text:p>
          </table:table-cell>
          <table:table-cell table:style-name="Table10.A2" office:value-type="string">
            <text:p text:style-name="SK-MM-L1"><text:span text:style-name="Strong_20_Emphasis">HEAT</text:span></text:p>
          </table:table-cell>
          <table:table-cell table:style-name="Table10.A2" office:value-type="string">
            <text:p text:style-name="SK-MM-L2"><text:span text:style-name="Strong_20_Emphasis">WARM WRAPS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Strong_20_Emphasis">TO HEAD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Moist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/>
          </table:table-cell>
          <table:table-cell table:style-name="Table10.A2" office:value-type="string">
            <text:p text:style-name="SK-MM-L1"><text:span text:style-name="Strong_20_Emphasis">DAMP WEATHER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Lax. </text:span></text:p>
      <text:p text:style-name="Primary"><text:span text:style-name="Strong_20_Emphasis">CHILLY AND OVERSENSITIVE; </text:span><text:span text:style-name="Emphasis">to cold; to pain; </text:span>or to touch; faints easily, etc. </text:p>
      <text:p text:style-name="Primary"><text:span text:style-name="Emphasis">Profuse secretions; </text:span>foul; <text:span text:style-name="Emphasis">like old cheese. </text:span></text:p>
      <text:p text:style-name="Primary"><text:span text:style-name="Emphasis">Sour, </text:span>stools, smell of body, sweat, etc. </text:p>
      <text:p text:style-name="Primary"><text:span text:style-name="Strong_20_Emphasis">SWEATS EASILY, </text:span>but dare not uncover; and profusely, without relief. </text:p>
      <text:p text:style-name="Primary"><text:span text:style-name="Emphasis">As of a wind blowing on part. </text:span></text:p>
      <text:p text:style-name="Primary">Wears overcoat in hot weather. </text:p>
      <text:p text:style-name="Primary">Tak(e cold from damp exposure. </text:p>
      <text:p text:style-name="Primary">Sore STICKING, like sharp splinters. </text:p>
      <text:p text:style-name="Primary"><text:span text:style-name="Strong_20_Emphasis">EVERY HURT FESTERS. </text:span></text:p>
      <text:p text:style-name="Primary"><text:span text:style-name="Strong_20_Emphasis">SUPPURATION; </text:span>threatens, or much thick pus. </text:p>
      <text:p text:style-name="Primary">Abscess. </text:p>
      <text:p text:style-name="Primary">Mastoiditis. </text:p>
      <text:p text:style-name="Primary">Yellow, sclerotic, <text:span text:style-name="Emphasis">expectoration, </text:span>sweat, etc. </text:p>
      <text:p text:style-name="Primary"/>
      <text:p text:style-name="Secondary">Bad temper. </text:p>
      <text:p text:style-name="Secondary">Sudden weak memory. </text:p>
      <text:p text:style-name="Secondary"><text:span text:style-name="Emphasis">Touchy, </text:span>mentally and physically; <text:span text:style-name="Emphasis">to pain; cold; </text:span>easily becomes cross and violent. </text:p>
      <text:p text:style-name="Secondary"><text:span text:style-name="Emphasis">Hasty, </text:span>violent. irritable or dissatisfied. </text:p>
      <text:p text:style-name="Secondary">Hair falls in spots; sore to touch. </text:p>
      <text:p text:style-name="Secondary">Corneal ulcer or maculæ. </text:p>
      <text:p text:style-name="Secondary">Photophobia. </text:p>
      <text:p text:style-name="Secondary">Chronic otorrhœa. </text:p>
      <text:p text:style-name="Secondary">Boring at root of nose. </text:p>
      <text:p text:style-name="Secondary">Stuffed, painful nose. </text:p>
      <text:p text:style-name="Secondary">Ripened colds and old catarrhs. </text:p>
      <text:p text:style-name="Secondary">Sneezes from every cold wind. </text:p>
      <text:p text:style-name="Secondary">Hawks mucus. </text:p>
      <text:p text:style-name="Secondary">Rough sticking like a splinter, fish-bone, etc. in throat. </text:p>
      <text:p text:style-name="Secondary">Quinsy. </text:p>
      <text:p text:style-name="Secondary">The upper jaw projects. </text:p>
      <text:p text:style-name="Secondary"><text:soft-page-break/>Goitre (r); pains into head. </text:p>
      <text:p text:style-name="Secondary">Stomach weak; easily upset. </text:p>
      <text:p text:style-name="Secondary">Craves acids, condiments or stimulants. </text:p>
      <text:p text:style-name="Secondary">Eating refreshes, but causes heaviness. </text:p>
      <text:p text:style-name="Secondary">Foul mucus from anus. </text:p>
      <text:p text:style-name="Secondary">Stool difficult, although soft. </text:p>
      <text:p text:style-name="Secondary">Must wait to urinate; passes blood and pus afterwards. </text:p>
      <text:p text:style-name="Secondary">Nephritis; after scarlatina. </text:p>
      <text:p text:style-name="Secondary">Very foul, hot membranous or pussy leucorrhœa. </text:p>
      <text:p text:style-name="Secondary">Painful larynx. </text:p>
      <text:p text:style-name="Secondary">Cough from least uncovering. </text:p>
      <text:p text:style-name="Secondary">Whistling, choking breathing; must bend head back. </text:p>
      <text:p text:style-name="Secondary">Croup. </text:p>
      <text:p text:style-name="Secondary">Hoarseness; chronic; of singers. </text:p>
      <text:p text:style-name="Secondary">Aphonia. </text:p>
      <text:p text:style-name="Secondary">Asthma; after suppressions. </text:p>
      <text:p text:style-name="Secondary"><text:span text:style-name="Emphasis">Cough choking </text:span>barking; &lt; cold drinks or in A.M.; hacking, as from a feather; <text:span text:style-name="Strong_20_Emphasis">LOOSE, </text:span>but can't expectorate, tightens up in cold air. </text:p>
      <text:p text:style-name="Secondary"><text:span text:style-name="Strong_20_Emphasis">WEAKNESS AND MUCH RATTLING IN CHEST. </text:span></text:p>
      <text:p text:style-name="Secondary">Much expectoration; <text:span text:style-name="Emphasis">thick </text:span>yellow. </text:p>
      <text:p text:style-name="Secondary">Recurrent bronchitis; from every cold </text:p>
      <text:p text:style-name="Secondary">Skin sensitive to cool air (Agar.). </text:p>
      <text:p text:style-name="Secondary">Foul moist eruptions in folds. </text:p>
      <text:p text:style-name="Secondary">Torpid, pulsating ulcers; encircled by smaller ones, pimples or boils. </text:p>
      <text:p text:style-name="Secondary">Impetigo. </text:p>
      <text:p text:style-name="Secondary">Poor granulation. </text:p>
      <text:p text:style-name="Secondary">Sweaty and rattles with every cold or cough. </text:p>
      <text:p text:style-name="Secondary">Night-sweats. </text:p>
      <text:p text:style-name="Secondary">Low fevers. </text:p>
      <text:p text:style-name="Secondary">Hectic. </text:p>
      <text:p text:style-name="Secondary">Body exhales a foul odor. </text:p>
      <text:p text:style-name="SK-MM-Remedy-Reference">Complementary: Iod. Sil. Related: Merc. Follows: Pho. Sil. Antidotes: Bell. Cham. Kali-io. Merc. Sil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1" meta:image-count="0" meta:object-count="0" meta:page-count="13" meta:paragraph-count="576" meta:word-count="1691" meta:character-count="11318"/>
    <dc:date>2012-09-05T23:56:15.84</dc:date>
    <meta:editing-duration>PT8M36S</meta:editing-duration>
    <meta:editing-cycles>1</meta:editing-cycles>
  </office:meta>
</office:document-meta>
</file>